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C000000B153A5C5A42D58ADC1.jpg" manifest:media-type="image/jpeg"/>
  <manifest:file-entry manifest:full-path="Pictures/1000000100000333000001A0D4692EFA548C4541.png" manifest:media-type="image/png"/>
  <manifest:file-entry manifest:full-path="Pictures/1000000000000265000000AB58EAFD34DA3E733E.png" manifest:media-type="image/png"/>
  <manifest:file-entry manifest:full-path="Pictures/1000000100000333000001A06F82F2ED94770D40.png" manifest:media-type="image/png"/>
  <manifest:file-entry manifest:full-path="Pictures/10000001000003330000017710F86D1A16C59BA3.png" manifest:media-type="image/png"/>
  <manifest:file-entry manifest:full-path="Pictures/1000000100000333000001A01EC6F3BD3F493694.png" manifest:media-type="image/png"/>
  <manifest:file-entry manifest:full-path="Pictures/1000000100000333000001A0786951104505D369.png" manifest:media-type="image/png"/>
  <manifest:file-entry manifest:full-path="Pictures/10000001000003330000017766917E760E7BE60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5.97cm" svg:height="4.454cm" svg:x="7.28cm" svg:y="1.226cm">
          <draw:image xlink:href="Pictures/1000000000000265000000AB58EAFD34DA3E733E.png" xlink:type="simple" xlink:show="embed" xlink:actuate="onLoad" draw:mime-type="image/png">
            <text:p/>
          </draw:image>
        </draw:frame>
        <draw:frame draw:style-name="gr1" draw:text-style-name="P1" draw:layer="layout" svg:width="9.266cm" svg:height="4.706cm" svg:x="1.234cm" svg:y="5.75cm">
          <draw:image xlink:href="Pictures/1000000100000333000001A01EC6F3BD3F493694.png" xlink:type="simple" xlink:show="embed" xlink:actuate="onLoad" draw:mime-type="image/png">
            <text:p/>
          </draw:image>
        </draw:frame>
        <draw:frame draw:style-name="gr1" draw:text-style-name="P1" draw:layer="layout" svg:width="9.25cm" svg:height="4.697cm" svg:x="1.25cm" svg:y="10.604cm">
          <draw:image xlink:href="Pictures/1000000100000333000001A0D4692EFA548C4541.png" xlink:type="simple" xlink:show="embed" xlink:actuate="onLoad" draw:mime-type="image/png">
            <text:p/>
          </draw:image>
        </draw:frame>
        <draw:frame draw:style-name="gr1" draw:text-style-name="P1" draw:layer="layout" svg:width="9.281cm" svg:height="4.25cm" svg:x="18.969cm" svg:y="5.75cm">
          <draw:image xlink:href="Pictures/10000001000003330000017710F86D1A16C59BA3.png" xlink:type="simple" xlink:show="embed" xlink:actuate="onLoad" draw:mime-type="image/png">
            <text:p/>
          </draw:image>
        </draw:frame>
        <draw:frame draw:style-name="gr1" draw:text-style-name="P1" draw:layer="layout" svg:width="9.281cm" svg:height="4.713cm" svg:x="19cm" svg:y="10.16cm">
          <draw:image xlink:href="Pictures/1000000100000333000001A0786951104505D369.png" xlink:type="simple" xlink:show="embed" xlink:actuate="onLoad" draw:mime-type="image/png">
            <text:p/>
          </draw:image>
        </draw:frame>
        <draw:frame draw:style-name="gr1" draw:text-style-name="P1" draw:layer="layout" svg:width="9.282cm" svg:height="4.25cm" svg:x="1.218cm" svg:y="15.5cm">
          <draw:image xlink:href="Pictures/10000001000003330000017766917E760E7BE608.png" xlink:type="simple" xlink:show="embed" xlink:actuate="onLoad" draw:mime-type="image/png">
            <text:p/>
          </draw:image>
        </draw:frame>
        <draw:frame draw:style-name="gr1" draw:text-style-name="P1" draw:layer="layout" svg:width="9.239cm" svg:height="4.692cm" svg:x="19cm" svg:y="15.058cm">
          <draw:image xlink:href="Pictures/1000000100000333000001A06F82F2ED94770D4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ackground" xlink:href="Pictures/100000000000011C000000B153A5C5A42D58ADC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4T17:52:55.103000000</meta:creation-date>
    <dc:date>2022-11-24T18:48:10.917000000</dc:date>
    <meta:editing-duration>PT55M15S</meta:editing-duration>
    <meta:editing-cycles>2</meta:editing-cycles>
    <meta:generator>LibreOffice/7.4.1.2$Windows_X86_64 LibreOffice_project/3c58a8f3a960df8bc8fd77b461821e42c061c5f0</meta:generator>
    <meta:document-statistic meta:object-count="7"/>
  </office:meta>
</office:document-meta>
</file>